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5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HUNGA SAAVEDRA, DARWIN MANUEL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HUNGA SAAVEDRA, DARWIN MANUE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6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HUNGA SAAVEDRA, DARWIN MANU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5257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0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1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5T21:56:2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